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74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9" style:family="table-cell" style:parent-style-name="Default" style:data-style-name="N37">
      <style:table-cell-properties fo:border="0.74pt solid #000000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default-cell-style-name="ce3"/>
        <table:table-column table:style-name="co10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dversario</text:p>
          </table:table-cell>
          <table:table-cell table:style-name="ce1" office:value-type="string" calcext:value-type="string">
            <text:p>gols_marcados</text:p>
          </table:table-cell>
          <table:table-cell table:style-name="ce1" office:value-type="string" calcext:value-type="string">
            <text:p>gols_sofridos</text:p>
          </table:table-cell>
          <table:table-cell table:style-name="ce1" office:value-type="string" calcext:value-type="string">
            <text:p>saldo_de_gols</text:p>
          </table:table-cell>
          <table:table-cell table:style-name="ce1" office:value-type="string" calcext:value-type="string">
            <text:p>mando_de_jogo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campeonat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ontos_ganhos</text:p>
          </table:table-cell>
          <table:table-cell table:style-name="ce1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uca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3-01-05" calcext:value-type="date">
            <text:p>05/01/2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Botafogo/P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-[.D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3-01-08" calcext:value-type="date">
            <text:p>08/01/23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fogado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12" calcext:value-type="date">
            <text:p>12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Náutic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15" calcext:value-type="date">
            <text:p>15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or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-[.D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18" calcext:value-type="date">
            <text:p>18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Vitória B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3-01-22" calcext:value-type="date">
            <text:p>22/01/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ruaru 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26" calcext:value-type="date">
            <text:p>26/01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Maguar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-[.D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3-01-29" calcext:value-type="date">
            <text:p>29/01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3-02-01" calcext:value-type="date">
            <text:p>01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algue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3-02-04" calcext:value-type="date">
            <text:p>04/02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Fluminense P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2]-[.D1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date" office:date-value="2023-02-08" calcext:value-type="date">
            <text:p>08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tlético B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3]-[.D13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date" office:date-value="2023-02-14" calcext:value-type="date">
            <text:p>14/02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-[.D14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Fevereiro</text:p>
          </table:table-cell>
          <table:table-cell office:value-type="date" office:date-value="2023-02-22" calcext:value-type="date">
            <text:p>22/02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Retrô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-[.D1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3-02-25" calcext:value-type="date">
            <text:p>25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Democrata Governador Valadar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]-[.D1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Fevereiro</text:p>
          </table:table-cell>
          <table:table-cell office:value-type="date" office:date-value="2023-02-28" calcext:value-type="date">
            <text:p>28/02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ampaio Corrê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7]-[.D17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date" office:date-value="2023-03-05" calcext:value-type="date">
            <text:p>05/03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Ferroviário 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]-[.D1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date" office:date-value="2023-03-08" calcext:value-type="date">
            <text:p>08/03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port 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9]-[.D19]" office:value-type="float" office:value="-2" calcext:value-type="float">
            <text:p>-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date" office:date-value="2023-03-11" calcext:value-type="date">
            <text:p>11/03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merica m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0]-[.D2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Brasil</text:p>
          </table:table-cell>
          <table:table-cell office:value-type="string" calcext:value-type="string">
            <text:p>Marco</text:p>
          </table:table-cell>
          <table:table-cell office:value-type="date" office:date-value="2023-03-14" calcext:value-type="date">
            <text:p>14/03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1]-[.D21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date" office:date-value="2023-03-18" calcext:value-type="date">
            <text:p>18/03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Fortalez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22]-[.D22]" office:value-type="float" office:value="-4" calcext:value-type="float">
            <text:p>-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Marco</text:p>
          </table:table-cell>
          <table:table-cell office:value-type="date" office:date-value="2023-03-22" calcext:value-type="date">
            <text:p>22/03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entr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-[.D2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date" office:date-value="2023-03-25" calcext:value-type="date">
            <text:p>25/03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Íb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4]-[.D24]" office:value-type="float" office:value="-2" calcext:value-type="float">
            <text:p>-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date" office:date-value="2023-03-28" calcext:value-type="date">
            <text:p>28/03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Belo Jard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5]-[.D25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Abril</text:p>
          </table:table-cell>
          <table:table-cell office:value-type="date" office:date-value="2023-04-01" calcext:value-type="date">
            <text:p>01/04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etroli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6]-[.D26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Abril</text:p>
          </table:table-cell>
          <table:table-cell office:value-type="date" office:date-value="2023-04-04" calcext:value-type="date">
            <text:p>04/04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Iguat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-[.D27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Maio</text:p>
          </table:table-cell>
          <table:table-cell office:value-type="date" office:date-value="2023-05-08" calcext:value-type="date">
            <text:p>08/05/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otiguar de Mossor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8]-[.D28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Maio</text:p>
          </table:table-cell>
          <table:table-cell office:value-type="date" office:date-value="2023-04-14" calcext:value-type="date">
            <text:p>14/04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mpinen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9]-[.D29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Maio</text:p>
          </table:table-cell>
          <table:table-cell office:value-type="date" office:date-value="2023-05-21" calcext:value-type="date">
            <text:p>21/05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Nacional de Pato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0]-[.D30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Maio</text:p>
          </table:table-cell>
          <table:table-cell office:value-type="date" office:date-value="2023-05-28" calcext:value-type="date">
            <text:p>28/05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1]-[.D31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nho</text:p>
          </table:table-cell>
          <table:table-cell office:value-type="date" office:date-value="2023-06-03" calcext:value-type="date">
            <text:p>03/06/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acaj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2]-[.D32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nho</text:p>
          </table:table-cell>
          <table:table-cell office:value-type="date" office:date-value="2023-06-08" calcext:value-type="date">
            <text:p>08/06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Glob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3]-[.D33]" office:value-type="float" office:value="2" calcext:value-type="float">
            <text:p>2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nho</text:p>
          </table:table-cell>
          <table:table-cell office:value-type="date" office:date-value="2023-06-11" calcext:value-type="date">
            <text:p>11/06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Glob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4]-[.D34]" office:value-type="float" office:value="3" calcext:value-type="float">
            <text:p>3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nho</text:p>
          </table:table-cell>
          <table:table-cell office:value-type="date" office:date-value="2023-06-14" calcext:value-type="date">
            <text:p>14/06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acaj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5]-[.D35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nho</text:p>
          </table:table-cell>
          <table:table-cell office:value-type="date" office:date-value="2023-06-17" calcext:value-type="date">
            <text:p>17/06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6]-[.D36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nho</text:p>
          </table:table-cell>
          <table:table-cell office:value-type="date" office:date-value="2023-06-29" calcext:value-type="date">
            <text:p>29/06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Nacional de Pato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table:formula="of:=[.C37]-[.D37]" office:value-type="float" office:value="0" calcext:value-type="float">
            <text:p>0</text:p>
          </table:table-cell>
          <table:table-cell table:style-name="ce6" office:value-type="string" calcext:value-type="string">
            <text:p>Mandante</text:p>
          </table:table-cell>
          <table:table-cell table:style-name="ce6" office:value-type="string" calcext:value-type="string">
            <text:p>Empate</text:p>
          </table:table-cell>
          <table:table-cell table:style-name="ce6" office:value-type="string" calcext:value-type="string">
            <text:p>Série D</text:p>
          </table:table-cell>
          <table:table-cell table:style-name="ce6" office:value-type="string" calcext:value-type="string">
            <text:p>Julho</text:p>
          </table:table-cell>
          <table:table-cell table:style-name="ce9" office:value-type="date" office:date-value="2023-07-01" calcext:value-type="date">
            <text:p>01/07/23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Campinen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38]-[.D38]" office:value-type="float" office:value="-2" calcext:value-type="float">
            <text:p>-2</text:p>
          </table:table-cell>
          <table:table-cell table:style-name="ce6" office:value-type="string" calcext:value-type="string">
            <text:p>Visitante</text:p>
          </table:table-cell>
          <table:table-cell table:style-name="ce6" office:value-type="string" calcext:value-type="string">
            <text:p>derrota</text:p>
          </table:table-cell>
          <table:table-cell table:style-name="ce6" office:value-type="string" calcext:value-type="string">
            <text:p>Série D</text:p>
          </table:table-cell>
          <table:table-cell table:style-name="ce6" office:value-type="string" calcext:value-type="string">
            <text:p>Julho</text:p>
          </table:table-cell>
          <table:table-cell table:style-name="ce9" office:value-type="date" office:date-value="2023-07-10" calcext:value-type="date">
            <text:p>10/07/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otiguar de Mossoró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9]-[.D39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lho</text:p>
          </table:table-cell>
          <table:table-cell office:value-type="date" office:date-value="2023-07-16" calcext:value-type="date">
            <text:p>16/07/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Igua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0]-[.D40]" office:value-type="float" office:value="-1" calcext:value-type="float">
            <text:p>-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Série D</text:p>
          </table:table-cell>
          <table:table-cell office:value-type="string" calcext:value-type="string">
            <text:p>Julho</text:p>
          </table:table-cell>
          <table:table-cell office:value-type="date" office:date-value="2023-07-23" calcext:value-type="date">
            <text:p>23/07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5:27:02.589781564</meta:creation-date>
    <dc:date>2023-07-24T10:22:27.862550195</dc:date>
    <meta:editing-duration>PT1H47M</meta:editing-duration>
    <meta:editing-cycles>72</meta:editing-cycles>
    <meta:generator>LibreOffice/6.4.7.2$Linux_X86_64 LibreOffice_project/40$Build-2</meta:generator>
    <meta:document-statistic meta:table-count="1" meta:cell-count="480" meta:object-count="0"/>
  </office:meta>
</office:document-meta>
</file>